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3dbe" officeooo:paragraph-rsid="00003dbe"/>
    </style:style>
    <style:style style:name="P2" style:family="paragraph" style:parent-style-name="Standard">
      <style:text-properties fo:language="ru" fo:country="RU" officeooo:rsid="0002ec41" officeooo:paragraph-rsid="00003dbe"/>
    </style:style>
    <style:style style:name="P3" style:family="paragraph" style:parent-style-name="Standard">
      <style:text-properties fo:language="ru" fo:country="RU" officeooo:rsid="0004b4a0" officeooo:paragraph-rsid="0004b4a0"/>
    </style:style>
    <style:style style:name="P4" style:family="paragraph" style:parent-style-name="Standard">
      <style:text-properties fo:language="ru" fo:country="RU" officeooo:rsid="0004b4a0" officeooo:paragraph-rsid="000f9431"/>
    </style:style>
    <style:style style:name="P5" style:family="paragraph" style:parent-style-name="Standard">
      <style:text-properties fo:language="ru" fo:country="RU" officeooo:rsid="0004b4a0" officeooo:paragraph-rsid="00143779"/>
    </style:style>
    <style:style style:name="P6" style:family="paragraph" style:parent-style-name="Standard">
      <style:text-properties fo:language="ru" fo:country="RU" officeooo:rsid="000f9431" officeooo:paragraph-rsid="000f9431"/>
    </style:style>
    <style:style style:name="P7" style:family="paragraph" style:parent-style-name="Standard">
      <style:text-properties fo:language="ru" fo:country="RU" officeooo:rsid="001031e6" officeooo:paragraph-rsid="001031e6"/>
    </style:style>
    <style:style style:name="P8" style:family="paragraph" style:parent-style-name="Standard">
      <style:text-properties fo:language="ru" fo:country="RU" officeooo:rsid="001031e6" officeooo:paragraph-rsid="001d564c"/>
    </style:style>
    <style:style style:name="P9" style:family="paragraph" style:parent-style-name="Standard" style:list-style-name="List_20_1">
      <style:text-properties fo:language="ru" fo:country="RU" officeooo:rsid="001031e6" officeooo:paragraph-rsid="001d564c"/>
    </style:style>
    <style:style style:name="P10" style:family="paragraph" style:parent-style-name="Standard">
      <style:text-properties fo:language="ru" fo:country="RU" officeooo:rsid="00113935" officeooo:paragraph-rsid="00113935"/>
    </style:style>
    <style:style style:name="P11" style:family="paragraph" style:parent-style-name="Standard" style:list-style-name="List_20_1">
      <style:text-properties fo:language="ru" fo:country="RU" officeooo:rsid="00113935" officeooo:paragraph-rsid="00113935"/>
    </style:style>
    <style:style style:name="P12" style:family="paragraph" style:parent-style-name="Standard" style:list-style-name="List_20_1">
      <style:text-properties fo:language="ru" fo:country="RU" officeooo:rsid="001828f5" officeooo:paragraph-rsid="001828f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b4a0"/>
    </style:style>
    <style:style style:name="T3" style:family="text">
      <style:text-properties fo:language="en" fo:country="US" officeooo:rsid="000e3494"/>
    </style:style>
    <style:style style:name="T4" style:family="text">
      <style:text-properties fo:language="en" fo:country="US" officeooo:rsid="000ffb4c"/>
    </style:style>
    <style:style style:name="T5" style:family="text">
      <style:text-properties officeooo:rsid="0002ec41"/>
    </style:style>
    <style:style style:name="T6" style:family="text">
      <style:text-properties officeooo:rsid="0004b4a0"/>
    </style:style>
    <style:style style:name="T7" style:family="text">
      <style:text-properties officeooo:rsid="00058ebd"/>
    </style:style>
    <style:style style:name="T8" style:family="text">
      <style:text-properties officeooo:rsid="0005e7cb"/>
    </style:style>
    <style:style style:name="T9" style:family="text">
      <style:text-properties officeooo:rsid="000722f0"/>
    </style:style>
    <style:style style:name="T10" style:family="text">
      <style:text-properties officeooo:rsid="000ac37d"/>
    </style:style>
    <style:style style:name="T11" style:family="text">
      <style:text-properties officeooo:rsid="000e3494"/>
    </style:style>
    <style:style style:name="T12" style:family="text">
      <style:text-properties officeooo:rsid="000ffb4c"/>
    </style:style>
    <style:style style:name="T13" style:family="text">
      <style:text-properties officeooo:rsid="00143779"/>
    </style:style>
    <style:style style:name="T14" style:family="text">
      <style:text-properties officeooo:rsid="00149d3d"/>
    </style:style>
    <style:style style:name="T15" style:family="text">
      <style:text-properties officeooo:rsid="00167d8f"/>
    </style:style>
    <style:style style:name="T16" style:family="text">
      <style:text-properties officeooo:rsid="0019f5c1"/>
    </style:style>
    <style:style style:name="T17" style:family="text">
      <style:text-properties officeooo:rsid="001d56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дея с нумерацией пакетов <text:span text:style-name="T10">мне нравится</text:span>. Думаю так и надо сделать. </text:p>
      <text:p text:style-name="P1"/>
      <text:p text:style-name="P1">Правильно ли я понимаю, что должно быть несколько парсеров — каждый на <text:span text:style-name="T5">своем </text:span>сервере 1С? <text:span text:style-name="T6">При этом у каждого парсера будет отдельный каталог с файлами </text:span><text:span text:style-name="T2">MOS.in MOS.out.</text:span></text:p>
      <text:p text:style-name="P1"><text:span text:style-name="T2"/></text:p>
      <text:p text:style-name="P5"><text:span text:style-name="T2">Касаемо формата передаваемых данных, получается, </text:span><text:span text:style-name="T13">что номер пакета привязан ко времени, то есть если известен текущий номер, то следующий обязан по времени отстоять позже текущего. Думаю, что в файл </text:span><text:span text:style-name="T3">MOS.in </text:span><text:span text:style-name="T11">нужно добавить временную марку в </text:span><text:span text:style-name="T3">GMT.</text:span></text:p>
      <text:p text:style-name="P4"/>
      <text:p text:style-name="P4"><text:span text:style-name="T14">Также</text:span> внутри <text:span text:style-name="T3">MOS.in</text:span><text:span text:style-name="T1"> </text:span>файла необходимо у каждого изменения также указывать номер пакета, то есть у самого файла есть номер, <text:span text:style-name="T7">например </text:span>51, а внутри него у каждого изменения также есть номера. <text:span text:style-name="T8">В</text:span> стандартной ситуации <text:span text:style-name="T8">у каждого изменения </text:span>будет <text:span text:style-name="T8">номер - </text:span>51. В случае если произошла какая-то задержка и парсер не смог записать данные в БД, то тогда <text:s/><text:span text:style-name="T1">MOS.in </text:span>буде<text:span text:style-name="T7">т</text:span> <text:span text:style-name="T7">содержать</text:span> изменения с номерами <text:span text:style-name="T9">51 и с номерами меньше 51</text:span>.</text:p>
      <text:p text:style-name="P6">Фактически <text:span text:style-name="T1">MOS.in </text:span>это буфер в который накапливаются изменения. А парсер его периодически очищает и при помощи <text:span text:style-name="T1">MOS.out – </text:span>сообщает о статусе произведенного действия<text:span text:style-name="T12">(похоже на протокол </text:span><text:span text:style-name="T4">TCP</text:span><text:span text:style-name="T12">)</text:span>.</text:p>
      <text:p text:style-name="P6"/>
      <text:p text:style-name="P8">Нужно продумать обработку критических <text:span text:style-name="T15">и не стандартных </text:span>ситуаций:</text:p>
      <text:list xml:id="list1648891815750385578" text:style-name="List_20_1">
        <text:list-item>
          <text:p text:style-name="P9"><text:span text:style-name="T17">Ч</text:span>то будет в случае «переполнения буфера»?</text:p>
        </text:list-item>
        <text:list-item>
          <text:p text:style-name="P11">Что делать, если парсер смог получить пакеты 48 и 50, но на 49 возникла ошибка?</text:p>
        </text:list-item>
        <text:list-item>
          <text:p text:style-name="P12">Каким образом выкачивать большие объемы данных, например при начальном заполнении БД?</text:p>
        </text:list-item>
        <text:list-item>
          <text:p text:style-name="P12">Может ли <text:span text:style-name="T16">возникнуть</text:span> ошибка связности данных из-за того, что данные приходят от <text:span text:style-name="T16">нескольких</text:span> разных серверов асинхронно?</text:p>
        </text:list-item>
      </text:list>
      <text:p text:style-name="P10"/>
      <text:p text:style-name="P10"/>
      <text:p text:style-name="P7"/>
      <text:p text:style-name="P3"/>
      <text:p text:style-name="P3"/>
      <text:p text:style-name="P3"/>
      <text:p text:style-name="P3"/>
      <text:p text:style-name="P1"/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3S</meta:editing-duration>
    <meta:editing-cycles>27</meta:editing-cycles>
    <meta:generator>LibreOffice/4.4.4.3$Windows_x86 LibreOffice_project/2c39ebcf046445232b798108aa8a7e7d89552ea8</meta:generator>
    <dc:date>2015-11-11T22:49:53.706000000</dc:date>
    <meta:document-statistic meta:table-count="0" meta:image-count="0" meta:object-count="0" meta:page-count="1" meta:paragraph-count="10" meta:word-count="226" meta:character-count="1460" meta:non-whitespace-character-count="1244"/>
    <meta:user-defined meta:name="Info 1"/>
    <meta:user-defined meta:name="Info 2"/>
    <meta:user-defined meta:name="Info 3"/>
    <meta:user-defined meta:name="Info 4"/>
  </office:meta>
</office:document-meta>
</file>